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 Design a non-preemptive scheduling algorithm (FCFS) for 5 processes. Assume that all processes arrived at time 0. You can take random values for the burst time. Further, calculate the average waiting time and the average turnaround time.</text:p>
      <text:p text:style-name="P1"/>
      <text:p text:style-name="P1">Q2. Following question number one, this time add the constraint of arrival time for every process. Calculate the average turnaround time and the average waiting time. You can take random values for arrival time.</text:p>
      <text:p text:style-name="P1"/>
      <text:p text:style-name="P1">Q3. Using SJF, design a C program considering:</text:p>
      <text:p text:style-name="P1"/>
      <text:p text:style-name="P1">1. Non-Preemptive criterion with arrival time.</text:p>
      <text:p text:style-name="P1">2. Pre-emptive criterion with arrival time.</text:p>
      <text:p text:style-name="P1"/>
      <text:p text:style-name="P1">Compute average turnaround time and average waiting time for the above two sub-questions. You have to consider more than 5 processes. You can take random values for arrival time and burst time. You can either use arrays or structures as the underlying datatyp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9:13:42.124228924</meta:creation-date>
    <dc:date>2020-01-26T19:13:49.132240262</dc:date>
    <meta:editing-duration>PT7S</meta:editing-duration>
    <meta:editing-cycles>1</meta:editing-cycles>
    <meta:document-statistic meta:table-count="0" meta:image-count="0" meta:object-count="0" meta:page-count="1" meta:paragraph-count="6" meta:word-count="135" meta:character-count="849" meta:non-whitespace-character-count="720"/>
    <meta:generator>LibreOffice/5.1.6.2$Linux_X86_64 LibreOffice_project/10m0$Build-2</meta:generator>
  </office:meta>
</office:document-meta>
</file>